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>
      <style:text-properties style:text-underline-style="none"/>
    </style:style>
    <style:style style:name="P8" style:family="paragraph" style:parent-style-name="Standard" style:list-style-name="L5">
      <style:text-properties style:text-underline-style="none"/>
    </style:style>
    <style:style style:name="P9" style:family="paragraph" style:parent-style-name="Standard" style:list-style-name="L6">
      <style:text-properties style:text-underline-style="none"/>
    </style:style>
    <style:style style:name="P10" style:family="paragraph" style:parent-style-name="Standard">
      <style:text-properties style:text-underline-style="solid" style:text-underline-width="auto" style:text-underline-color="font-color"/>
    </style:style>
    <style:style style:name="P11" style:family="paragraph" style:parent-style-name="Standard" style:list-style-name="L4">
      <style:text-properties style:text-underline-style="solid" style:text-underline-width="auto" style:text-underline-color="font-color"/>
    </style:style>
    <style:style style:name="P12" style:family="paragraph" style:parent-style-name="Standard" style:list-style-name="L6">
      <style:text-properties style:text-underline-style="solid" style:text-underline-width="auto" style:text-underline-color="font-color"/>
    </style:style>
    <style:style style:name="P13" style:family="paragraph" style:parent-style-name="Standard" style:list-style-name="L4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14" style:family="paragraph" style:parent-style-name="Standard" style:list-style-name="L6">
      <style:paragraph-properties fo:padding="0.074cm" fo:border-left="none" fo:border-right="none" fo:border-top="none" fo:border-bottom="0.06pt solid #000000" style:join-border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stème </text:p>
      <text:p text:style-name="Standard">F. Dabrowski</text:p>
      <text:p text:style-name="Standard">---17/09/12---</text:p>
      <text:p text:style-name="Standard"/>
      <text:p text:style-name="Standard">Structure de cours</text:p>
      <text:list xml:id="list7306603901" text:style-name="L1">
        <text:list-item>
          <text:p text:style-name="P4">rappels de cours</text:p>
        </text:list-item>
        <text:list-item>
          <text:p text:style-name="P4">concepts fondamentaux d OS</text:p>
        </text:list-item>
        <text:list-item>
          <text:p text:style-name="P4">mise en pratiques dans linux et Android</text:p>
        </text:list-item>
      </text:list>
      <text:p text:style-name="Standard"/>
      <text:p text:style-name="Standard">plan</text:p>
      <text:list xml:id="list584220812" text:style-name="L2">
        <text:list-item>
          <text:p text:style-name="P5">Introduction</text:p>
          <text:list>
            <text:list-item>
              <text:p text:style-name="P5">def et généralité</text:p>
            </text:list-item>
            <text:list-item>
              <text:p text:style-name="P5">Elements techniques</text:p>
            </text:list-item>
          </text:list>
        </text:list-item>
        <text:list-item>
          <text:p text:style-name="P5">Processus</text:p>
          <text:list>
            <text:list-item>
              <text:p text:style-name="P5">Processus</text:p>
            </text:list-item>
            <text:list-item>
              <text:p text:style-name="P5">Ordonnancement</text:p>
            </text:list-item>
            <text:list-item>
              <text:p text:style-name="P5">Threads</text:p>
            </text:list-item>
          </text:list>
        </text:list-item>
        <text:list-item>
          <text:p text:style-name="P5">Gestion de mémoire vive</text:p>
          <text:list>
            <text:list-item>
              <text:p text:style-name="P5">mémoire virtuelle</text:p>
            </text:list-item>
            <text:list-item>
              <text:p text:style-name="P5">Segmentation</text:p>
            </text:list-item>
          </text:list>
        </text:list-item>
        <text:list-item>
          <text:p text:style-name="P5">Entrées/Sorties</text:p>
        </text:list-item>
        <text:list-item>
          <text:p text:style-name="P5">Systèmes de fichiers</text:p>
        </text:list-item>
        <text:list-item>
          <text:p text:style-name="P5">Sécurité</text:p>
        </text:list-item>
        <text:list-item>
          <text:p text:style-name="P5">Spécificité d'Android</text:p>
        </text:list-item>
      </text:list>
      <text:p text:style-name="Standard"/>
      <text:p text:style-name="Standard">Evaluation</text:p>
      <text:list xml:id="list1361008554" text:style-name="L3">
        <text:list-item>
          <text:p text:style-name="P6">Controle Continu</text:p>
          <text:list>
            <text:list-item>
              <text:p text:style-name="P6">cc : examen écrit d' 0130</text:p>
            </text:list-item>
            <text:list-item>
              <text:p text:style-name="P6">mp : mini projet(3-4 etu)</text:p>
            </text:list-item>
          </text:list>
        </text:list-item>
        <text:list-item>
          <text:p text:style-name="P6">Contrôle terminal</text:p>
          <text:list>
            <text:list-item>
              <text:p text:style-name="P6">examen écrit de 0200</text:p>
            </text:list-item>
          </text:list>
        </text:list-item>
      </text:list>
      <text:p text:style-name="Standard"/>
      <text:p text:style-name="P1">Introduction</text:p>
      <text:list xml:id="list898204795" text:style-name="L4">
        <text:list-item>
          <text:p text:style-name="P7">le BIOS (Basic input ouput système)</text:p>
          <text:list>
            <text:list-item>
              <text:p text:style-name="P7">permet d'initialiser l'ordinateur</text:p>
            </text:list-item>
            <text:list-item>
              <text:p text:style-name="P7">fournit un ensemble de services d'accès au matériel.</text:p>
            </text:list-item>
            <text:list-item>
              <text:p text:style-name="P7">Le bios tend a disparaître au profit de l'UEFI.</text:p>
            </text:list-item>
          </text:list>
        </text:list-item>
        <text:list-item>
          <text:p text:style-name="P7">A l'allumage le bios recherche un support disposant d'un programme à partir duquel poursuivre le démarrage</text:p>
          <text:list>
            <text:list-item>
              <text:p text:style-name="P7">sur disque il cherche le MasterBoot, une partition plus petite squi contient des informations sur les partitions du disque et un programme d'amorçage.</text:p>
            </text:list-item>
          </text:list>
        </text:list-item>
        <text:list-item>
          <text:p text:style-name="P11"><text:span text:style-name="T2">Définition :</text:span><text:span text:style-name="T1"> une entité proposant aux applications une abstraction du matériel au travers d'une interface simplifiée.</text:span></text:p>
          <text:p text:style-name="P7"/>
        </text:list-item>
        <text:list-item>
          <text:p text:style-name="P7">Système de fichiers</text:p>
          <text:list>
            <text:list-item>
              <text:p text:style-name="P7">gérer plusieurs documetns</text:p>
            </text:list-item>
            <text:list-item>
              <text:p text:style-name="P7">aspect sécurité</text:p>
            </text:list-item>
          </text:list>
        </text:list-item>
        <text:list-item>
          <text:p text:style-name="P7">d'autres applications</text:p>
          <text:list>
            <text:list-item>
              <text:p text:style-name="P11"><text:span text:style-name="T1">on remplace le cœur de notre programme pour un chargeur de programme , pour eecuter </text:span><text:soft-page-break/><text:span text:style-name="T1">unj programme sur le disque</text:span></text:p>
            </text:list-item>
            <text:list-item>
              <text:p text:style-name="P7">Temps partagé</text:p>
              <text:list>
                <text:list-item>
                  <text:p text:style-name="P7">notre mini système est capable de gérer els E/S et de charger des prog en mémoire</text:p>
                </text:list-item>
                <text:list-item>
                  <text:p text:style-name="P7">on voudrait</text:p>
                  <text:list>
                    <text:list-item>
                      <text:p text:style-name="P7">gérer les ressources come le processeur et la mémoire</text:p>
                    </text:list-item>
                    <text:list-item>
                      <text:p text:style-name="P7">régir à des events</text:p>
                    </text:list-item>
                  </text:list>
                </text:list-item>
                <text:list-item>
                  <text:p text:style-name="P7">on voudrait pour voir basculer rapidement d'un prog à un autre suffisamment vite pour avoir l'impression que les taches sont simultanées.</text:p>
                  <text:list>
                    <text:list-item>
                      <text:p text:style-name="P7">Mode pré-hantif : l'OS décide de l'emploi du temps des prog.</text:p>
                    </text:list-item>
                    <text:list-item>
                      <text:p text:style-name="P7">Mode coop : ce n'est pas l'OS, mais les prog qui décide de se laisser la main. </text:p>
                    </text:list-item>
                  </text:list>
                </text:list-item>
                <text:list-item>
                  <text:p text:style-name="P7">La notion de temps partagé nous amène a la notion de processus, qui est l'abstraction d'un programme en cours d'exécution.</text:p>
                </text:list-item>
                <text:list-item>
                  <text:p text:style-name="P7">Partager le processeurs entre plusieurs taches suppose de conserver une trace de l'état d’exécution de chaque tache lorsqu'elle n'est pas en cours d'exécution</text:p>
                  <text:list>
                    <text:list-item>
                      <text:p text:style-name="P7">des registres de travail<text:tab/><text:tab/><text:tab/><text:tab/>}</text:p>
                    </text:list-item>
                    <text:list-item>
                      <text:p text:style-name="P7">le compteur ordinal(adresse du code a exécuter).<text:tab/>} contexte d'exécution.</text:p>
                    </text:list-item>
                    <text:list-item>
                      <text:p text:style-name="P7">Les pointeur de pile sp<text:tab/><text:tab/><text:tab/><text:tab/>}</text:p>
                    </text:list-item>
                  </text:list>
                </text:list-item>
                <text:list-item>
                  <text:p text:style-name="P7">shématique un processus est un prog en cours d'exe.</text:p>
                </text:list-item>
                <text:list-item>
                  <text:p text:style-name="P7">Gestion de la mémoire</text:p>
                  <text:list>
                    <text:list-item>
                      <text:p text:style-name="P7">offir à chaque processus son espace d'adressage</text:p>
                    </text:list-item>
                    <text:list-item>
                      <text:p text:style-name="P7">l'utilisation de la mémoire virtuelle permet de compenser le fait qu'il n'est pas physiquement possible d'offrir à chaque processus son espace d'adressage, on utilise le disque comme extension de la mémoire.</text:p>
                    </text:list-item>
                  </text:list>
                </text:list-item>
                <text:list-item>
                  <text:p text:style-name="P7">Protection</text:p>
                  <text:list>
                    <text:list-item>
                      <text:p text:style-name="P7">l'OS offre à chaque process un environnement dédié</text:p>
                    </text:list-item>
                    <text:list-item>
                      <text:p text:style-name="P7">pour cela il dispose d'un mécanisme de protection matériel qui lui permet de réserver l'accès a certaine fonctionnalités.</text:p>
                    </text:list-item>
                    <text:list-item>
                      <text:p text:style-name="P7">Deux modes opératoire, noyau et user</text:p>
                    </text:list-item>
                  </text:list>
                </text:list-item>
                <text:list-item>
                  <text:p text:style-name="P7">Appels systèmes</text:p>
                  <text:list>
                    <text:list-item>
                      <text:p text:style-name="P7">les prog en mode user ont un acces limité au matériel, mais ils ont à dispo des apples systèmes.</text:p>
                    </text:list-item>
                    <text:list-item>
                      <text:p text:style-name="P7">Lors d'un appel système</text:p>
                      <text:list>
                        <text:list-item>
                          <text:p text:style-name="P7">le prog décrit le service voulu</text:p>
                        </text:list-item>
                        <text:list-item>
                          <text:p text:style-name="P7">il déclenche un interruption → main au système</text:p>
                        </text:list-item>
                        <text:list-item>
                          <text:p text:style-name="P7">l'OS exécute(ou non) la fonction et place le res dans un registre</text:p>
                        </text:list-item>
                        <text:list-item>
                          <text:p text:style-name="P7">l'OS rend la main au prog.</text:p>
                        </text:list-item>
                      </text:list>
                    </text:list-item>
                  </text:list>
                </text:list-item>
                <text:list-item>
                  <text:p text:style-name="P7">Bibliothèques systèmes</text:p>
                </text:list-item>
                <text:list-item>
                  <text:p text:style-name="P7">event-driven</text:p>
                  <text:list>
                    <text:list-item>
                      <text:p text:style-name="P7">contrairement au prog , l'OS réagit aux events</text:p>
                      <text:list>
                        <text:list-item>
                          <text:p text:style-name="P7">au démarrage, il charge une table des interruptions et passe le contrôle aux prog user</text:p>
                        </text:list-item>
                        <text:list-item>
                          <text:p text:style-name="P7">cette table contient des routines associes appelées interruptions</text:p>
                        </text:list-item>
                      </text:list>
                    </text:list-item>
                  </text:list>
                </text:list-item>
                <text:list-item>
                  <text:p text:style-name="P7">Interruptions</text:p>
                  <text:list>
                    <text:list-item>
                      <text:p text:style-name="P7">erreur logicielles (div.zero)</text:p>
                    </text:list-item>
                    <text:list-item>
                      <text:p text:style-name="P7">interruption matérielle (timer)</text:p>
                    </text:list-item>
                    <text:list-item>
                      <text:p text:style-name="P7">appels systèmes</text:p>
                    </text:list-item>
                    <text:list-item>
                      <text:p text:style-name="P7">description :</text:p>
                      <text:list>
                        <text:list-item>
                          <text:p text:style-name="P7">le proco interromp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Structures des Systèmes</text:p>
          <text:list>
            <text:list-item>
              <text:p text:style-name="P7"><text:soft-page-break/>systèmes monolithiques</text:p>
              <text:list>
                <text:list-item>
                  <text:p text:style-name="P7">un prog principal qui gère les appels systèmes</text:p>
                </text:list-item>
                <text:list-item>
                  <text:p text:style-name="P7">ensemble de procédures</text:p>
                </text:list-item>
                <text:list-item>
                  <text:p text:style-name="P7">Modularité</text:p>
                  <text:list>
                    <text:list-item>
                      <text:p text:style-name="P7">parties fondamentales dans le noyau(fonctionnement en mode noyau) </text:p>
                    </text:list-item>
                    <text:list-item>
                      <text:p text:style-name="P7">le reste( e.G les pilotes matériels) est placé dasn des modules indépendants qui s'exe en mode user</text:p>
                    </text:list-item>
                  </text:list>
                </text:list-item>
              </text:list>
            </text:list-item>
            <text:list-item>
              <text:p text:style-name="P7">Systèmes en couches</text:p>
              <text:list>
                <text:list-item>
                  <text:p text:style-name="P7">chaque couche appele celles d'en dessous</text:p>
                </text:list-item>
              </text:list>
            </text:list-item>
            <text:list-item>
              <text:p text:style-name="P7">Micro-noyau</text:p>
              <text:list>
                <text:list-item>
                  <text:p text:style-name="P7">diviser le système en de nombreux petits modules dont un seul , le micro-noyau ndisposer des droits d eroot</text:p>
                </text:list-item>
                <text:list-item>
                  <text:p text:style-name="P7">avantages : stabilité , minimise l'impact des erreurs user</text:p>
                </text:list-item>
                <text:list-item>
                  <text:p text:style-name="P7">inconvénients : beaucoup plus d'appels systeme.</text:p>
                </text:list-item>
              </text:list>
            </text:list-item>
            <text:list-item>
              <text:p text:style-name="P7">Machines virtuelles</text:p>
              <text:list>
                <text:list-item>
                  <text:p text:style-name="P7">implémentation logicielle d'une machine pouvant exécuter des programmes</text:p>
                  <text:list>
                    <text:list-item>
                      <text:p text:style-name="P7">OS : virtualBox</text:p>
                    </text:list-item>
                    <text:list-item>
                      <text:p text:style-name="P7">programme : JV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quelsques mots sur linux</text:p>
          <text:list>
            <text:list-item>
              <text:p text:style-name="P7">imposant, 15MLOC</text:p>
            </text:list-item>
            <text:list-item>
              <text:p text:style-name="P7">noyau , type monolithique, un seul programme dont tous les composants ont accès complet au système</text:p>
            </text:list-item>
            <text:list-item>
              <text:p text:style-name="P7">depuis 2,0 il est possible détendre dynamiquement le noyau, en insérant des modules sans recompiler tout le noyau</text:p>
            </text:list-item>
            <text:list-item>
              <text:p text:style-name="P7">commandes :</text:p>
              <text:list>
                <text:list-item>
                  <text:p text:style-name="P7">lsmod : modules chargés</text:p>
                </text:list-item>
                <text:list-item>
                  <text:p text:style-name="P7">modinfo : info détaillé sur un module donné</text:p>
                </text:list-item>
                <text:list-item>
                  <text:p text:style-name="P7">insmod/rmmod : charger/decharger un module</text:p>
                </text:list-item>
                <text:list-item>
                  <text:p text:style-name="P7">modprobe:commande haut niveau pour la gestion des modules.</text:p>
                </text:list-item>
              </text:list>
            </text:list-item>
          </text:list>
        </text:list-item>
        <text:list-item>
          <text:p text:style-name="P7">Fichiers spéciaux</text:p>
          <text:list>
            <text:list-item>
              <text:p text:style-name="P7">dans le rep /dev</text:p>
              <text:list>
                <text:list-item>
                  <text:p text:style-name="P7">un mod character(c) ou block(b)</text:p>
                </text:list-item>
                <text:list-item>
                  <text:p text:style-name="P7">un numéro majeur, type de périphérique</text:p>
                </text:list-item>
                <text:list-item>
                  <text:p text:style-name="P7">un numéro mineur : numéro du périphérique.</text:p>
                </text:list-item>
              </text:list>
            </text:list-item>
          </text:list>
        </text:list-item>
        <text:list-item>
          <text:p text:style-name="P7">Table des symboles</text:p>
          <text:list>
            <text:list-item>
              <text:p text:style-name="P7">au chargement du module</text:p>
              <text:list>
                <text:list-item>
                  <text:p text:style-name="P7">les symboles non définis sont recherchés dans la table</text:p>
                </text:list-item>
                <text:list-item>
                  <text:p text:style-name="P13">les symboles exportés sont visibles dans le noyau</text:p>
                </text:list-item>
              </text:list>
            </text:list-item>
          </text:list>
        </text:list-item>
      </text:list>
      <text:p text:style-name="P2">15/10/12</text:p>
      <text:p text:style-name="P2"/>
      <text:p text:style-name="P2">Processus</text:p>
      <text:list xml:id="list829010517" text:style-name="L5">
        <text:list-item>
          <text:p text:style-name="P8">intuition</text:p>
          <text:list>
            <text:list-item>
              <text:p text:style-name="P8">exécuter 'simultanément ' plusieurs taches et gérer les interactions entre les différentes taches </text:p>
            </text:list-item>
            <text:list-item>
              <text:p text:style-name="P8">un processus est l'abstraction d'un programme en cours d'exécution</text:p>
            </text:list-item>
            <text:list-item>
              <text:p text:style-name="P8">la notion de process est liée à la gestion mémoire.</text:p>
              <text:list>
                <text:list-item>
                  <text:p text:style-name="P8">Chaque process à sa propre mémoire.</text:p>
                </text:list-item>
              </text:list>
            </text:list-item>
          </text:list>
        </text:list-item>
        <text:list-item>
          <text:p text:style-name="P8">Notion</text:p>
          <text:list>
            <text:list-item>
              <text:p text:style-name="P8">processus</text:p>
              <text:list>
                <text:list-item>
                  <text:p text:style-name="P8"><text:soft-page-break/>contexte</text:p>
                </text:list-item>
                <text:list-item>
                  <text:p text:style-name="P8">file d'attente et ordonnancement</text:p>
                </text:list-item>
                <text:list-item>
                  <text:p text:style-name="P8">process linux</text:p>
                </text:list-item>
              </text:list>
            </text:list-item>
            <text:list-item>
              <text:p text:style-name="P8">Threads</text:p>
              <text:list>
                <text:list-item>
                  <text:p text:style-name="P8">notion</text:p>
                </text:list-item>
                <text:list-item>
                  <text:p text:style-name="P8">niveau</text:p>
                </text:list-item>
                <text:list-item>
                  <text:p text:style-name="P8">thread posix</text:p>
                </text:list-item>
                <text:list-item>
                  <text:p text:style-name="P8">contyexte sous linux</text:p>
                </text:list-item>
              </text:list>
            </text:list-item>
            <text:list-item>
              <text:p text:style-name="P8">Communication inter-processus</text:p>
              <text:list>
                <text:list-item>
                  <text:p text:style-name="P8">mémoire partagée</text:p>
                </text:list-item>
                <text:list-item>
                  <text:p text:style-name="P8">passage de message</text:p>
                </text:list-item>
                <text:list-item>
                  <text:p text:style-name="P8">synchronisation</text:p>
                </text:list-item>
              </text:list>
            </text:list-item>
          </text:list>
        </text:list-item>
        <text:list-item>
          <text:p text:style-name="P8">Pseudo parallélisme</text:p>
          <text:list>
            <text:list-item>
              <text:p text:style-name="P8">cas d'un proco unique</text:p>
            </text:list-item>
            <text:list-item>
              <text:p text:style-name="P8">un programme en cours est associé</text:p>
              <text:list>
                <text:list-item>
                  <text:p text:style-name="P8">un état courant du proco<text:tab/>}</text:p>
                </text:list-item>
                <text:list-item>
                  <text:p text:style-name="P8">un espace mémoire<text:tab/><text:tab/>} on appelle cela le contexte</text:p>
                </text:list-item>
                <text:list-item>
                  <text:p text:style-name="P8">d'autres ressources<text:tab/><text:tab/>}</text:p>
                </text:list-item>
              </text:list>
            </text:list-item>
            <text:list-item>
              <text:p text:style-name="P8">ce pseudo parallélisme ets obtenu en exécutant les programmes en alternance</text:p>
              <text:list>
                <text:list-item>
                  <text:p text:style-name="P8">à chaque alternance</text:p>
                  <text:list>
                    <text:list-item>
                      <text:p text:style-name="P8">le contexet courant est save dans la mémoire</text:p>
                    </text:list-item>
                    <text:list-item>
                      <text:p text:style-name="P8">un autre context est chargé dans le processeurs</text:p>
                    </text:list-item>
                    <text:list-item>
                      <text:p text:style-name="P8">on appelle cela le changement de contexte</text:p>
                    </text:list-item>
                  </text:list>
                </text:list-item>
              </text:list>
            </text:list-item>
            <text:list-item>
              <text:p text:style-name="P8">chaque processus est représenté dans le système par uen structure de donnée appelée bloc de contrôle du processus</text:p>
            </text:list-item>
            <text:list-item>
              <text:p text:style-name="P8">le PCB contient des infos sur le processus incluant</text:p>
              <text:list>
                <text:list-item>
                  <text:p text:style-name="P8">etat</text:p>
                </text:list-item>
              </text:list>
            </text:list-item>
          </text:list>
        </text:list-item>
        <text:list-item>
          <text:p text:style-name="P8">État du processus</text:p>
          <text:list>
            <text:list-item>
              <text:p text:style-name="P8">actif : utilisant le processeur</text:p>
            </text:list-item>
            <text:list-item>
              <text:p text:style-name="P8">prêt : éligible pour exécution mais n'utilisant pas le processeur </text:p>
            </text:list-item>
            <text:list-item>
              <text:p text:style-name="P8">bloqué : en attente de ressource(fichier, E/S).</text:p>
            </text:list-item>
          </text:list>
        </text:list-item>
        <text:list-item>
          <text:p text:style-name="P8">Files d'attente</text:p>
          <text:list>
            <text:list-item>
              <text:p text:style-name="P8">les PCB sont maintenus en mémoire dans des listes chainées pour réaliser l'ordonnencement</text:p>
              <text:list>
                <text:list-item>
                  <text:p text:style-name="P8">la file des processus prêts.</text:p>
                </text:list-item>
                <text:list-item>
                  <text:p text:style-name="P8">Une file d'attente par événement. // comme cela on capte l’événement pour le processus sans avoir a parcourir une grosse liste.</text:p>
                </text:list-item>
              </text:list>
            </text:list-item>
          </text:list>
        </text:list-item>
        <text:list-item>
          <text:p text:style-name="P8">Création d'un processus</text:p>
          <text:list>
            <text:list-item>
              <text:p text:style-name="P8">passe par un appel système, le système doit obligatoirement gérer ça , car cette création implique des taches spécifiques telles que la création d'un espace mémoire dédié , etc..</text:p>
            </text:list-item>
            <text:list-item>
              <text:p text:style-name="P8">un appel système fork : génère un nouveau processus, un clone du père , disposant d'une copie de l'espace d'adressage de ce dernier </text:p>
              <text:list>
                <text:list-item>
                  <text:p text:style-name="P8">les des process exécutent le code du programme apres l'appel à fork</text:p>
                  <text:list>
                    <text:list-item>
                      <text:p text:style-name="P8">getpid : id du fils</text:p>
                    </text:list-item>
                    <text:list-item>
                      <text:p text:style-name="P8">getppid : id du pè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arrêt d'un processus </text:p>
          <text:list>
            <text:list-item>
              <text:p text:style-name="P8">un processus puet être arrété pour plussieurs raissons</text:p>
              <text:list>
                <text:list-item>
                  <text:p text:style-name="P8">arret volontaire</text:p>
                </text:list-item>
                <text:list-item>
                  <text:p text:style-name="P8">erreur</text:p>
                </text:list-item>
                <text:list-item>
                  <text:p text:style-name="P8"><text:soft-page-break/>à la demande</text:p>
                  <text:list>
                    <text:list-item>
                      <text:p text:style-name="P8">d'un autre processus</text:p>
                    </text:list-item>
                    <text:list-item>
                      <text:p text:style-name="P8">du système pour recup de al mémoir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Thread</text:p>
          <text:list>
            <text:list-item>
              <text:p text:style-name="P8">implémentation </text:p>
              <text:list>
                <text:list-item>
                  <text:p text:style-name="P8">dans l'espace utilisateur : Dans ce cas le noyau ignore tout des threads, la gestion est interne aux processus , chaque threads doit avoir son propre système d’exécution </text:p>
                  <text:list>
                    <text:list-item>
                      <text:p text:style-name="P8">dans ce cas pas de parallélisme.</text:p>
                    </text:list-item>
                    <text:list-item>
                      <text:p text:style-name="P8">Chaque processus à sa propre table des threads</text:p>
                      <text:list>
                        <text:list-item>
                          <text:p text:style-name="P8">compteur ordinal</text:p>
                        </text:list-item>
                        <text:list-item>
                          <text:p text:style-name="P8">pointeur de pile</text:p>
                        </text:list-item>
                        <text:list-item>
                          <text:p text:style-name="P8">registres</text:p>
                        </text:list-item>
                      </text:list>
                    </text:list-item>
                    <text:list-item>
                      <text:p text:style-name="P8">cette table est gérée par le système d’exécution</text:p>
                    </text:list-item>
                    <text:list-item>
                      <text:p text:style-name="P8">avantages : </text:p>
                      <text:list>
                        <text:list-item>
                          <text:p text:style-name="P8">avoir des threads, même si le système les supportent pas</text:p>
                        </text:list-item>
                      </text:list>
                    </text:list-item>
                  </text:list>
                </text:list-item>
                <text:list-item>
                  <text:p text:style-name="P8">dans l’espace noyau : <text:s/>le noyau gère les threads</text:p>
                </text:list-item>
              </text:list>
            </text:list-item>
          </text:list>
        </text:list-item>
        <text:list-item>
          <text:p text:style-name="P8">modèles de multi-threading : </text:p>
          <text:list>
            <text:list-item>
              <text:p text:style-name="P8">many-to-one</text:p>
              <text:list>
                <text:list-item>
                  <text:p text:style-name="P8">associe plusieurs threads à un seul thread noyau</text:p>
                </text:list-item>
                <text:list-item>
                  <text:p text:style-name="P8">la gestion des threads est effectuée par la librairie</text:p>
                  <text:list>
                    <text:list-item>
                      <text:p text:style-name="P8">avantages :</text:p>
                      <text:list>
                        <text:list-item>
                          <text:p text:style-name="P8">efficacité</text:p>
                        </text:list-item>
                      </text:list>
                    </text:list-item>
                    <text:list-item>
                      <text:p text:style-name="P8">inconvénients :</text:p>
                      <text:list>
                        <text:list-item>
                          <text:p text:style-name="P8">un seul threads peut accéder au noyau</text:p>
                        </text:list-item>
                        <text:list-item>
                          <text:p text:style-name="P8">si un threads est bloqué par le système , tout le processus est bloqué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one-to-one</text:p>
              <text:list>
                <text:list-item>
                  <text:p text:style-name="P8">associe à chaque thread un seul thread utilisateur </text:p>
                </text:list-item>
              </text:list>
            </text:list-item>
            <text:list-item>
              <text:p text:style-name="P8">many-to-many</text:p>
              <text:list>
                <text:list-item>
                  <text:p text:style-name="P8">associe chaque thread <text:s/>à un nombre égal ou inférieur de threads noyau</text:p>
                </text:list-item>
              </text:list>
            </text:list-item>
            <text:list-item>
              <text:p text:style-name="P8">Jouer avec les contexts</text:p>
            </text:list-item>
            <text:list-item>
              <text:p text:style-name="P8">la librairie C standard fournit d</text:p>
              <text:list>
                <text:list-item>
                  <text:p text:style-name="P8">ucontext</text:p>
                </text:list-item>
                <text:list-item>
                  <text:p text:style-name="P8">getcontext</text:p>
                </text:list-item>
                <text:list-item>
                  <text:p text:style-name="P8">setcontext</text:p>
                </text:list-item>
                <text:list-item>
                  <text:p text:style-name="P8">makecontext</text:p>
                </text:list-item>
                <text:list-item>
                  <text:p text:style-name="P8">swapcontext</text:p>
                </text:list-item>
              </text:list>
            </text:list-item>
            <text:list-item>
              <text:p text:style-name="P8">Coroutine</text:p>
              <text:list>
                <text:list-item>
                  <text:p text:style-name="P8">première approche du parallélisme , on exécute alternativement des bouts de codes</text:p>
                </text:list-item>
                <text:list-item>
                  <text:p text:style-name="P8">inconvénients : </text:p>
                  <text:list>
                    <text:list-item>
                      <text:p text:style-name="P8">connaître ensemble es taches</text:p>
                    </text:list-item>
                    <text:list-item>
                      <text:p text:style-name="P8">gérer a la main le changement de tach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Changement de contexte</text:p>
        </text:list-item>
        <text:list-item>
          <text:p text:style-name="P8">Système d'exécution préemptif</text:p>
          <text:list>
            <text:list-item>
              <text:p text:style-name="P8">Si le système d'exécution coopératif permet de ne plus ce soucier de qui prend la main , il reste encore a préciser à quel moment cela doit être fait, le système préemption s'en occupe</text:p>
              <text:list>
                <text:list-item>
                  <text:p text:style-name="P8">cette fois-ci on prend le contrôle sur le moment ou le contrôle passe d'une tache à l'autre </text:p>
                </text:list-item>
              </text:list>
            </text:list-item>
          </text:list>
        </text:list-item>
        <text:list-item>
          <text:p text:style-name="P8">Threads POSIX</text:p>
          <text:list>
            <text:list-item>
              <text:p text:style-name="P8"><text:soft-page-break/>pthread_create</text:p>
            </text:list-item>
            <text:list-item>
              <text:p text:style-name="P8">pthread_exit</text:p>
            </text:list-item>
            <text:list-item>
              <text:p text:style-name="P8">pthread_join</text:p>
            </text:list-item>
            <text:list-item>
              <text:p text:style-name="P8">pthread_yield</text:p>
            </text:list-item>
            <text:list-item>
              <text:p text:style-name="P8">pthread_attr_init</text:p>
            </text:list-item>
            <text:list-item>
              <text:p text:style-name="P8">pthread_attr_destroy</text:p>
            </text:list-item>
          </text:list>
        </text:list-item>
        <text:list-item>
          <text:p text:style-name="P8">Communication inter-processus</text:p>
          <text:list>
            <text:list-item>
              <text:p text:style-name="P8"><text:s/>les processus ont besoin de communiquer entre eux : IPC(InterProcessComm)</text:p>
              <text:list>
                <text:list-item>
                  <text:p text:style-name="P8">comment passer des infos entre les processus </text:p>
                </text:list-item>
                <text:list-item>
                  <text:p text:style-name="P8">assurer que deux processus ou plus ne produisent pas de conflicts</text:p>
                </text:list-item>
                <text:list-item>
                  <text:p text:style-name="P8">assurer le séquençage </text:p>
                </text:list-item>
              </text:list>
            </text:list-item>
            <text:list-item>
              <text:p text:style-name="P8">deux cas</text:p>
              <text:list>
                <text:list-item>
                  <text:list>
                    <text:list-item>
                      <text:p text:style-name="P8">mémoire partagée</text:p>
                      <text:list>
                        <text:list-item>
                          <text:p text:style-name="P8">les processus partagent une région en mémoire</text:p>
                        </text:list-item>
                        <text:list-item>
                          <text:p text:style-name="P8">ils échange à l'aide de cette région</text:p>
                        </text:list-item>
                        <text:list-item>
                          <text:p text:style-name="P8">plus rapide que les messages</text:p>
                        </text:list-item>
                        <text:list-item>
                          <text:p text:style-name="P8">appels systèmes nécesair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passage de messages</text:p>
              <text:list>
                <text:list-item>
                  <text:p text:style-name="P8">pipes : </text:p>
                  <text:list>
                    <text:list-item>
                      <text:p text:style-name="P8">anonymes</text:p>
                    </text:list-item>
                    <text:list-item>
                      <text:p text:style-name="P8">nommés</text:p>
                    </text:list-item>
                    <text:list-item>
                      <text:p text:style-name="P8">tubes anonymes sont des fichiers spéciaux temporaires</text:p>
                      <text:list>
                        <text:list-item>
                          <text:p text:style-name="P8">se comporte comme une fifo</text:p>
                        </text:list-item>
                        <text:list-item>
                          <text:p text:style-name="P8">caractérisés par deux descript de fichiers</text:p>
                        </text:list-item>
                        <text:list-item>
                          <text:p text:style-name="P8">taille limitée</text:p>
                        </text:list-item>
                        <text:list-item>
                          <text:p text:style-name="P8">lecture destructrice</text:p>
                        </text:list-item>
                        <text:list-item>
                          <text:p text:style-name="P8">lorsque tous les descript sont fermés le pipe est détruit</text:p>
                        </text:list-item>
                      </text:list>
                    </text:list-item>
                    <text:list-item>
                      <text:p text:style-name="P8">création int pipe(int p[2])</text:p>
                    </text:list-item>
                    <text:list-item>
                      <text:p text:style-name="P8">créé dans p deux descriptio</text:p>
                      <text:list>
                        <text:list-item>
                          <text:p text:style-name="P8">p[0] : lecture et p[1] ecriture</text:p>
                        </text:list-item>
                      </text:list>
                    </text:list-item>
                  </text:list>
                </text:list-item>
                <text:list-item>
                  <text:p text:style-name="P8">duplication</text:p>
                </text:list-item>
                <text:list-item>
                  <text:p text:style-name="P8">tubes nommés</text:p>
                  <text:list>
                    <text:list-item>
                      <text:p text:style-name="P8">foonctionne aussi comme une FIFO</text:p>
                    </text:list-item>
                    <text:list-item>
                      <text:p text:style-name="P8">each pipe = fichier</text:p>
                    </text:list-item>
                    <text:list-item>
                      <text:p text:style-name="P8">persistant et &gt; en capacité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Conditions de concurrence</text:p>
          <text:list>
            <text:list-item>
              <text:p text:style-name="P8">plusieurs processus peuvent généralement accéder à mem commune</text:p>
            </text:list-item>
            <text:list-item>
              <text:p text:style-name="P8">problématique commune</text:p>
            </text:list-item>
            <text:list-item>
              <text:p text:style-name="P8">Sections critique</text:p>
              <text:list>
                <text:list-item>
                  <text:p text:style-name="P8">les autres processus sont exclus de l'accès à la donnée que l'on traite au moment au où l'on la traite.</text:p>
                </text:list-item>
                <text:list-item>
                  <text:p text:style-name="P8">Pas d'exclusion définitive : tout processus doit un jour rentrer dans la section critique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><text:soft-page-break/>22/10/12</text:p>
      <text:p text:style-name="P2"/>
      <text:p text:style-name="P2">Ordonnancement des processus</text:p>
      <text:list xml:id="list910247447" text:style-name="L6">
        <text:list-item>
          <text:p text:style-name="P9"><text:span text:style-name="T3">L'ordonnanceur :</text:span> </text:p>
          <text:list>
            <text:list-item>
              <text:p text:style-name="P9">élément du système qui organise le choix du processus à exécuter</text:p>
            </text:list-item>
            <text:list-item>
              <text:p text:style-name="P9">Il repose pour cela sur un algorithme d'ordonnancement</text:p>
            </text:list-item>
          </text:list>
        </text:list-item>
        <text:list-item>
          <text:p text:style-name="P9">Sur les système de traitement par lots : la problématique était simple, quand un processus termine prendre le suivant</text:p>
        </text:list-item>
        <text:list-item>
          <text:p text:style-name="P9">Avec l'apparition des systèmes en temps partagé, l’ordonnancement est devenu complexe du fait de la présence de plusieurs utilisateurs <text:s/>à servir simultanément (ex : serveur web)</text:p>
        </text:list-item>
        <text:list-item>
          <text:p text:style-name="P9">Le choix de l'algorithme d'ordonnancement, fortement lié à la nature des taches peut avoir un impact très fort sur les performances du système.</text:p>
        </text:list-item>
        <text:list-item>
          <text:p text:style-name="P9">Il faut veiller à faire un usage efficace du processeur.</text:p>
        </text:list-item>
        <text:list-item>
          <text:p text:style-name="P9">En particulier, le passage d'un processeur à l'autre est très coûteux.</text:p>
        </text:list-item>
        <text:list-item>
          <text:p text:style-name="P9">Le moment choisit pour ordonnancer est donc très important</text:p>
        </text:list-item>
        <text:list-item>
          <text:p text:style-name="P9">plusieurs cas de figure conduisent à effectuer un choix d'ordonnancement</text:p>
          <text:list>
            <text:list-item>
              <text:p text:style-name="P9">Lorsqu'un processus se bloque , en attente d'un événement(E/S, synchro).</text:p>
            </text:list-item>
            <text:list-item>
              <text:p text:style-name="P9">Lorsqu'un processus termine</text:p>
            </text:list-item>
            <text:list-item>
              <text:p text:style-name="P9">Lorsqu'un processus démarre(échange de main entre père-fils)</text:p>
            </text:list-item>
            <text:list-item>
              <text:p text:style-name="P9">Lorsqu'un événement attendu se produit.</text:p>
            </text:list-item>
            <text:list-item>
              <text:p text:style-name="P9">Sur un tic d'horloge</text:p>
            </text:list-item>
          </text:list>
        </text:list-item>
        <text:list-item>
          <text:p text:style-name="P9">Dans le cas du blocage, le motif du blocage peut intervenir dans le choix du processus à exécuter</text:p>
          <text:list>
            <text:list-item>
              <text:p text:style-name="P9">exemple : si A se bloque en attendant que B quitte sa section critique, il peut être intéressant de donner la main à B. Le système d'exploitation ne dispose pas toujours de ce type d'information</text:p>
            </text:list-item>
          </text:list>
        </text:list-item>
        <text:list-item>
          <text:p text:style-name="P9">On peux classer les algorithmes d'ordonnancement en deux catégories en fonction de leur façon de traiter les interruptions d'horloge : </text:p>
          <text:list>
            <text:list-item>
              <text:p text:style-name="P9">algorithmes non-préemptifs(coopératifs) : un processus s'exécute tant qu'il ne se termine pas ou ne se bloque pas, les interruptions d'horloge sont ignorées.</text:p>
            </text:list-item>
            <text:list-item>
              <text:p text:style-name="P9">Algorithmes préemptifs : un délai est imposé aux processus.</text:p>
            </text:list-item>
          </text:list>
        </text:list-item>
        <text:list-item>
          <text:p text:style-name="P9"><text:span text:style-name="T3">Caractéristique du système :</text:span> </text:p>
          <text:list>
            <text:list-item>
              <text:p text:style-name="P9">Environnement : on en distingue trois types</text:p>
              <text:list>
                <text:list-item>
                  <text:p text:style-name="P9"><text:s/>1 – Systèmes de traitement par lots</text:p>
                  <text:list>
                    <text:list-item>
                      <text:p text:style-name="P9">une collection de tâches doivent être exécutées, la seule interaction avec l'utilisateur consiste à lui fournir un résultat.</text:p>
                    </text:list-item>
                    <text:list-item>
                      <text:p text:style-name="P9">L'ordonnancement coopératif est utilisé.</text:p>
                    </text:list-item>
                  </text:list>
                </text:list-item>
                <text:list-item>
                  <text:p text:style-name="P9">2 – Systèmes interactifs</text:p>
                  <text:list>
                    <text:list-item>
                      <text:p text:style-name="P9">Les tâches doivent maintenir une interaction avec l'utilisateur. La préemption est nécessaire pour maintenir la réactivité du système.</text:p>
                    </text:list-item>
                  </text:list>
                </text:list-item>
                <text:list-item>
                  <text:p text:style-name="P9">3 – Systèmes temps-réel</text:p>
                  <text:list>
                    <text:list-item>
                      <text:p text:style-name="P9">la préemption est inutile, les processus savent qu'ils ne doivent pas s'exécuter trop longtemps. Ils participent de manière coopérative à la réalisation d'une tache global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Nature des processus :</text:p>
          <text:list>
            <text:list-item>
              <text:p text:style-name="P12"><text:span text:style-name="T1">En général, les processus alternent rafales de calcul et entrées-sorties. Certains processus reposent plus sur une phase que sur l'autre , on les nomment alors processus de traitement ou processus d'E/S.*</text:span></text:p>
            </text:list-item>
          </text:list>
        </text:list-item>
        <text:list-item>
          <text:p text:style-name="P12">Objectif de l'algorithme d'ordonnancement :</text:p>
          <text:list>
            <text:list-item>
              <text:p text:style-name="P12"><text:span text:style-name="T1">Certains sont propres à un type d'envirronement d'autres sont généraux</text:span></text:p>
            </text:list-item>
            <text:list-item>
              <text:p text:style-name="P12"><text:soft-page-break/>Objectifs généraux :</text:p>
              <text:list>
                <text:list-item>
                  <text:p text:style-name="P9">Équité (Fairness)</text:p>
                  <text:list>
                    <text:list-item>
                      <text:p text:style-name="P9">Des processus équivalents doivent recevoir un traitement équivalent</text:p>
                    </text:list-item>
                    <text:list-item>
                      <text:p text:style-name="P9">Des processus différents peuvent être traité différemment.</text:p>
                    </text:list-item>
                  </text:list>
                </text:list-item>
                <text:list-item>
                  <text:p text:style-name="P9">Équilibre : </text:p>
                  <text:list>
                    <text:list-item>
                      <text:p text:style-name="P9">faire en sorte que toutes les parties du système soient occupées</text:p>
                    </text:list-item>
                    <text:list-item>
                      <text:p text:style-name="P9">Si le processeur et les périphériques peuvent s'exécuter en permanence, il y aura plus de travail effectué que si <text:s/>certains éléments restent inactifs.</text:p>
                    </text:list-item>
                  </text:list>
                </text:list-item>
              </text:list>
            </text:list-item>
            <text:list-item>
              <text:p text:style-name="P12">Systèmes de traitement par lots</text:p>
              <text:list>
                <text:list-item>
                  <text:p text:style-name="P12">Capacité de traitement (through put)</text:p>
                  <text:list>
                    <text:list-item>
                      <text:p text:style-name="P12"><text:span text:style-name="T1">optimiser le nombre tâches par unité de temps</text:span></text:p>
                    </text:list-item>
                  </text:list>
                </text:list-item>
                <text:list-item>
                  <text:p text:style-name="P12">Délai de notation(Turn around time)</text:p>
                  <text:list>
                    <text:list-item>
                      <text:p text:style-name="P12"><text:span text:style-name="T1">Temps moyen entre le le moment où une tâche est soumise et la fin du traitement.</text:span></text:p>
                    </text:list-item>
                  </text:list>
                </text:list-item>
                <text:list-item>
                  <text:p text:style-name="P12">Temps d'attente(waiting time)</text:p>
                  <text:list>
                    <text:list-item>
                      <text:p text:style-name="P12"><text:span text:style-name="T1">temps passé dans la file d'attente</text:span></text:p>
                    </text:list-item>
                  </text:list>
                </text:list-item>
              </text:list>
            </text:list-item>
            <text:list-item>
              <text:p text:style-name="P12">Systèmes Temps-réel :</text:p>
              <text:list>
                <text:list-item>
                  <text:p text:style-name="P12">respect des délais :<text:span text:style-name="T1"> </text:span></text:p>
                  <text:list>
                    <text:list-item>
                      <text:p text:style-name="P12"><text:span text:style-name="T1">éviter de perdre des données.</text:span></text:p>
                    </text:list-item>
                  </text:list>
                </text:list-item>
                <text:list-item>
                  <text:p text:style-name="P12">Prévisibilité :</text:p>
                  <text:list>
                    <text:list-item>
                      <text:p text:style-name="P12"><text:span text:style-name="T1">ex le traitement audio d'un décodage vidéo s'exécute trop rapidement par rapoort au traitement vidéo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Types d'ordonnancements :</text:p>
          <text:list>
            <text:list-item>
              <text:p text:style-name="P12">Ordonnancement à long terme</text:p>
              <text:list>
                <text:list-item>
                  <text:p text:style-name="P12"><text:span text:style-name="T1">décide de qui est autorisé à s'exécuter , il peut décider d'admettre un processus ou de retarder son chargement</text:span></text:p>
                </text:list-item>
              </text:list>
            </text:list-item>
            <text:list-item>
              <text:p text:style-name="P12">Ordonnancement à moyen terme :</text:p>
              <text:list>
                <text:list-item>
                  <text:p text:style-name="P12"><text:span text:style-name="T1">il peut décider de retirer des processus inactifs de la mémoire principale et les palcer sur le disque</text:span></text:p>
                </text:list-item>
              </text:list>
            </text:list-item>
            <text:list-item>
              <text:p text:style-name="P12">Ordonnancement à court terme :</text:p>
              <text:list>
                <text:list-item>
                  <text:p text:style-name="P12"><text:span text:style-name="T1">Décide de quel processus va être exécuté après une interruption d'horloge, d'E/S,...</text:span></text:p>
                  <text:p text:style-name="P14"><text:span text:style-name="T1"/></text:p>
                </text:list-item>
              </text:list>
            </text:list-item>
          </text:list>
        </text:list-item>
      </text:list>
      <text:p text:style-name="P1"><text:span text:style-name="T1"/></text:p>
      <text:list xml:id="list1395523982" text:continue-numbering="true" text:style-name="L6">
        <text:list-item>
          <text:p text:style-name="P12">Ordonnancement sur les systèmes de traitement par lots</text:p>
          <text:list>
            <text:list-item>
              <text:p text:style-name="P12"><text:span text:style-name="T1">First come First served</text:span></text:p>
              <text:list>
                <text:list-item>
                  <text:p text:style-name="P12"><text:span text:style-name="T1">algorithme non préemptif, le processus reçoivent du temps processeur en fonction de leur ordre d'arrivée, ils sont placés dans une structure de type fifo</text:span></text:p>
                  <text:list>
                    <text:list-item>
                      <text:p text:style-name="P12"><text:span text:style-name="T1">l'équité : OK</text:span></text:p>
                    </text:list-item>
                    <text:list-item>
                      <text:p text:style-name="P12"><text:span text:style-name="T1">pas de notion de priorité : tant que les processus coopèrent, il n'y a pas de risque de famine</text:span></text:p>
                    </text:list-item>
                    <text:list-item>
                      <text:p text:style-name="P12"><text:span text:style-name="T1">coût minimal : aucune réorganisation de la file</text:span></text:p>
                    </text:list-item>
                    <text:list-item>
                      <text:p text:style-name="P12"><text:span text:style-name="T1">capacité de traitement : </text:span></text:p>
                      <text:list>
                        <text:list-item>
                          <text:p text:style-name="P12"><text:span text:style-name="T1">peut être faible car un processus peut conserver le processeur pour uen durée indéterminée.</text:span></text:p>
                        </text:list-item>
                      </text:list>
                    </text:list-item>
                    <text:list-item>
                      <text:p text:style-name="P12"><text:span text:style-name="T1">Les temps d'attente et le délai de rotation peuvent être élevés pour les mêmes raisons.</text:span></text:p>
                    </text:list-item>
                    <text:list-item>
                      <text:p text:style-name="P12"><text:span text:style-name="T1">Mauvais équilibre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08:36:46</meta:creation-date>
    <dc:date>2012-10-22T10:01:04</dc:date>
    <dc:creator>Whoopgap </dc:creator>
    <meta:editing-duration>PT3H54M53S</meta:editing-duration>
    <meta:editing-cycles>79</meta:editing-cycles>
    <meta:generator>LibreOffice/3.5$Linux_X86_64 LibreOffice_project/350m1$Build-2</meta:generator>
    <meta:document-statistic meta:table-count="0" meta:image-count="0" meta:object-count="0" meta:page-count="8" meta:paragraph-count="325" meta:word-count="2518" meta:character-count="14356" meta:non-whitespace-character-count="12441"/>
  </office:meta>
</office:document-meta>
</file>